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Arial Unicode MS2"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8.996cm"/>
    </style:style>
    <style:style style:name="Tableau1.B" style:family="table-column">
      <style:table-column-properties style:column-width="8.017cm"/>
    </style:style>
    <style:style style:name="Tableau1.A1" style:family="table-cell">
      <style:table-cell-properties fo:padding="0.097cm" fo:border-left="0.05pt solid #ffffff" fo:border-right="none" fo:border-top="0.05pt solid #ffffff" fo:border-bottom="0.05pt solid #ffffff"/>
    </style:style>
    <style:style style:name="Tableau1.B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B2" style:family="table-cell">
      <style:table-cell-properties fo:padding="0.097cm" fo:border-left="0.05pt solid #ffffff" fo:border-right="0.05pt solid #ffffff" fo:border-top="none" fo:border-bottom="0.05pt solid #ffffff"/>
    </style:style>
    <style:style style:name="Tableau1.7" style:family="table-row">
      <style:table-row-properties style:min-row-height="0.203cm"/>
    </style:style>
    <style:style style:name="Tableau2" style:family="table">
      <style:table-properties style:width="17.013cm" fo:margin-left="0cm" table:align="left"/>
    </style:style>
    <style:style style:name="Tableau2.A" style:family="table-column">
      <style:table-column-properties style:column-width="8.996cm"/>
    </style:style>
    <style:style style:name="Tableau2.B" style:family="table-column">
      <style:table-column-properties style:column-width="8.017cm"/>
    </style:style>
    <style:style style:name="Tableau2.A1" style:family="table-cell">
      <style:table-cell-properties fo:padding="0.097cm" fo:border-left="0.05pt solid #ffffff" fo:border-right="none" fo:border-top="0.05pt solid #ffffff" fo:border-bottom="0.05pt solid #ffffff"/>
    </style:style>
    <style:style style:name="Tableau2.B1" style:family="table-cell">
      <style:table-cell-properties fo:padding="0.097cm" fo:border="0.05pt solid #ffffff"/>
    </style:style>
    <style:style style:name="Tableau2.A2" style:family="table-cell">
      <style:table-cell-properties fo:padding="0.097cm" fo:border-left="0.05pt solid #ffffff" fo:border-right="0.05pt solid #ffffff" fo:border-top="none" fo:border-bottom="0.05pt solid #ffffff"/>
    </style:style>
    <style:style style:name="Tableau2.A3" style:family="table-cell">
      <style:table-cell-properties fo:padding="0.097cm" fo:border-left="0.05pt solid #ffffff" fo:border-right="none" fo:border-top="none" fo:border-bottom="0.05pt solid #ffffff"/>
    </style:style>
    <style:style style:name="Tableau2.A11" style:family="table-cell">
      <style:table-cell-properties fo:background-color="transparent" fo:padding="0.097cm" fo:border-left="0.05pt solid #ffffff" fo:border-right="none" fo:border-top="none" fo:border-bottom="0.05pt solid #ffffff">
        <style:background-image/>
      </style:table-cell-properties>
    </style:style>
    <style:style style:name="Tableau2.B11" style:family="table-cell">
      <style:table-cell-properties fo:background-color="transparent" fo:padding="0.097cm" fo:border-left="0.05pt solid #ffffff" fo:border-right="0.05pt solid #ffffff" fo:border-top="none" fo:border-bottom="0.05pt solid #ffffff">
        <style:background-image/>
      </style:table-cell-properties>
    </style:style>
    <style:style style:name="P1" style:family="paragraph" style:parent-style-name="front_5f_docImprint">
      <style:text-properties officeooo:paragraph-rsid="0008a792"/>
    </style:style>
    <style:style style:name="P2" style:family="paragraph" style:parent-style-name="front_5f_docImprint">
      <style:text-properties officeooo:rsid="00095e85" officeooo:paragraph-rsid="00095e85"/>
    </style:style>
    <style:style style:name="P3" style:family="paragraph" style:parent-style-name="titre1">
      <style:paragraph-properties fo:text-align="justify" style:justify-single-word="false"/>
      <style:text-properties style:font-name="Times New Roman" officeooo:paragraph-rsid="0008a792"/>
    </style:style>
    <style:style style:name="P4" style:family="paragraph" style:parent-style-name="titre1">
      <style:text-properties officeooo:rsid="0008a792" officeooo:paragraph-rsid="0008a792"/>
    </style:style>
    <style:style style:name="P5" style:family="paragraph" style:parent-style-name="l">
      <style:text-properties style:use-window-font-color="true" officeooo:paragraph-rsid="0008a792" fo:background-color="transparent"/>
    </style:style>
    <style:style style:name="P6" style:family="paragraph" style:parent-style-name="l">
      <style:text-properties style:use-window-font-color="true" officeooo:paragraph-rsid="00095e85" fo:background-color="transparent"/>
    </style:style>
    <style:style style:name="P7" style:family="paragraph" style:parent-style-name="l">
      <style:text-properties officeooo:paragraph-rsid="0008a792"/>
    </style:style>
    <style:style style:name="P8" style:family="paragraph" style:parent-style-name="l">
      <style:text-properties officeooo:paragraph-rsid="00095e85"/>
    </style:style>
    <style:style style:name="P9" style:family="paragraph" style:parent-style-name="front_5f_sub">
      <style:paragraph-properties fo:text-align="justify" style:justify-single-word="false"/>
      <style:text-properties officeooo:paragraph-rsid="0008a792"/>
    </style:style>
    <style:style style:name="P10" style:family="paragraph" style:parent-style-name="front_5f_sub">
      <style:text-properties officeooo:paragraph-rsid="0008a792"/>
    </style:style>
    <style:style style:name="P11" style:family="paragraph" style:parent-style-name="figure">
      <style:text-properties officeooo:paragraph-rsid="0008a792"/>
    </style:style>
    <style:style style:name="P12" style:family="paragraph" style:parent-style-name="figure">
      <style:text-properties officeooo:rsid="0008a792" officeooo:paragraph-rsid="0008a792" fo:background-color="transparent"/>
    </style:style>
    <style:style style:name="P13" style:family="paragraph" style:parent-style-name="titre2">
      <style:paragraph-properties fo:text-align="justify" style:justify-single-word="false"/>
      <style:text-properties style:font-name="Times New Roman" officeooo:rsid="000692ed" officeooo:paragraph-rsid="0008a792"/>
    </style:style>
    <style:style style:name="P14" style:family="paragraph" style:parent-style-name="titre2">
      <style:paragraph-properties fo:text-align="justify" style:justify-single-word="false"/>
      <style:text-properties style:font-name="Times New Roman" officeooo:rsid="0027940d" officeooo:paragraph-rsid="0008a792"/>
    </style:style>
    <style:style style:name="P15" style:family="paragraph" style:parent-style-name="cul_5f_de_5f_lampe">
      <style:text-properties officeooo:paragraph-rsid="0008a792"/>
    </style:style>
    <style:style style:name="P16" style:family="paragraph" style:parent-style-name="cul_5f_de_5f_lampe">
      <style:text-properties officeooo:rsid="0008a792" officeooo:paragraph-rsid="0008a792"/>
    </style:style>
    <style:style style:name="P17" style:family="paragraph" style:parent-style-name="front_5f_epigraph">
      <style:text-properties officeooo:paragraph-rsid="0008a792"/>
    </style:style>
    <style:style style:name="P18" style:family="paragraph" style:parent-style-name="front_5f_main">
      <style:paragraph-properties fo:text-align="justify" style:justify-single-word="false"/>
      <style:text-properties style:font-name="Times New Roman" officeooo:paragraph-rsid="0008a792"/>
    </style:style>
    <style:style style:name="P19" style:family="paragraph" style:parent-style-name="front_5f_main">
      <style:text-properties officeooo:rsid="0008a792" officeooo:paragraph-rsid="0008a792" fo:background-color="transparent"/>
    </style:style>
    <style:style style:name="P20" style:family="paragraph" style:parent-style-name="term">
      <style:text-properties officeooo:paragraph-rsid="0008a792"/>
    </style:style>
    <style:style style:name="P21" style:family="paragraph" style:parent-style-name="speaker">
      <style:text-properties officeooo:paragraph-rsid="0008a792"/>
    </style:style>
    <style:style style:name="P22" style:family="paragraph" style:parent-style-name="p">
      <style:text-properties officeooo:paragraph-rsid="0008a792"/>
    </style:style>
    <style:style style:name="P23" style:family="paragraph" style:parent-style-name="p">
      <style:text-properties officeooo:paragraph-rsid="00095e85"/>
    </style:style>
    <style:style style:name="P24" style:family="paragraph" style:parent-style-name="Table_20_Contents">
      <style:paragraph-properties fo:text-align="center" style:justify-single-word="false"/>
      <style:text-properties style:font-name="Times New Roman" style:text-underline-style="none" fo:font-weight="bold" officeooo:paragraph-rsid="0008a792" style:font-weight-asian="bold" style:font-weight-complex="bold"/>
    </style:style>
    <style:style style:name="P25" style:family="paragraph" style:parent-style-name="Table_20_Contents">
      <style:paragraph-properties fo:text-align="justify" style:justify-single-word="false"/>
      <style:text-properties style:font-name="Times New Roman" fo:font-style="italic" officeooo:paragraph-rsid="0008a792" style:font-style-asian="italic" style:font-style-complex="italic"/>
    </style:style>
    <style:style style:name="P26" style:family="paragraph" style:parent-style-name="Table_20_Contents">
      <style:paragraph-properties fo:text-align="start" style:justify-single-word="false"/>
      <style:text-properties style:font-name="Times New Roman" officeooo:rsid="0027940d" officeooo:paragraph-rsid="0008a792"/>
    </style:style>
    <style:style style:name="P27" style:family="paragraph" style:parent-style-name="Table_20_Contents">
      <style:paragraph-properties fo:text-align="justify" style:justify-single-word="false"/>
      <style:text-properties style:font-name="Times New Roman" officeooo:rsid="001147cf" officeooo:paragraph-rsid="0008a792"/>
    </style:style>
    <style:style style:name="P28" style:family="paragraph" style:parent-style-name="Table_20_Contents">
      <style:paragraph-properties fo:text-align="justify" style:justify-single-word="false"/>
      <style:text-properties style:font-name="Times New Roman" officeooo:paragraph-rsid="0008a792"/>
    </style:style>
    <style:style style:name="P29" style:family="paragraph" style:parent-style-name="Table_20_Contents">
      <style:paragraph-properties fo:text-align="justify" style:justify-single-word="false"/>
      <style:text-properties style:font-name="Times New Roman" officeooo:rsid="000b438b" officeooo:paragraph-rsid="0008a792"/>
    </style:style>
    <style:style style:name="P30" style:family="paragraph" style:parent-style-name="Table_20_Contents">
      <style:paragraph-properties fo:text-align="start" style:justify-single-word="false"/>
      <style:text-properties style:font-name="Times New Roman" officeooo:rsid="001fbe68" officeooo:paragraph-rsid="0008a792"/>
    </style:style>
    <style:style style:name="P31" style:family="paragraph" style:parent-style-name="Table_20_Contents">
      <style:paragraph-properties fo:text-align="start" style:justify-single-word="false"/>
      <style:text-properties style:font-name="Times New Roman" officeooo:rsid="00132c75" officeooo:paragraph-rsid="0008a792"/>
    </style:style>
    <style:style style:name="P32" style:family="paragraph" style:parent-style-name="Table_20_Contents">
      <style:paragraph-properties fo:text-align="justify" style:justify-single-word="false"/>
      <style:text-properties style:font-name="Times New Roman" fo:font-weight="bold" officeooo:rsid="00162655" officeooo:paragraph-rsid="0008a792" style:font-weight-asian="bold" style:font-weight-complex="bold"/>
    </style:style>
    <style:style style:name="P33" style:family="paragraph" style:parent-style-name="Table_20_Contents">
      <style:paragraph-properties fo:text-align="justify" style:justify-single-word="false"/>
      <style:text-properties style:font-name="Times New Roman" officeooo:rsid="00162655" officeooo:paragraph-rsid="0008a792"/>
    </style:style>
    <style:style style:name="P34" style:family="paragraph" style:parent-style-name="Standard">
      <style:paragraph-properties fo:text-align="justify" style:justify-single-word="false"/>
      <style:text-properties style:use-window-font-color="true" style:font-name="Times New Roman" fo:font-weight="bold" officeooo:rsid="00002463" officeooo:paragraph-rsid="0008a792" fo:background-color="transparent" style:font-weight-asian="bold" style:font-weight-complex="bold"/>
    </style:style>
    <style:style style:name="P35" style:family="paragraph" style:parent-style-name="Standard">
      <style:paragraph-properties fo:text-align="justify" style:justify-single-word="false"/>
      <style:text-properties style:use-window-font-color="true" style:font-name="Times New Roman" fo:font-weight="normal" officeooo:paragraph-rsid="0008a792" fo:background-color="transparent" style:font-weight-asian="normal" style:font-weight-complex="normal"/>
    </style:style>
    <style:style style:name="P36" style:family="paragraph" style:parent-style-name="Standard">
      <style:paragraph-properties fo:line-height="115%" fo:text-align="justify" style:justify-single-word="false"/>
      <style:text-properties fo:text-transform="uppercase" style:use-window-font-color="true" style:font-name="Times New Roman" fo:font-size="15pt" style:text-underline-style="none" fo:font-weight="bold" officeooo:rsid="0001e922" officeooo:paragraph-rsid="0008a792" fo:background-color="#ffffff" style:font-size-asian="15pt" style:font-weight-asian="bold" style:font-size-complex="15pt" style:font-weight-complex="bold"/>
    </style:style>
    <style:style style:name="P37" style:family="paragraph" style:parent-style-name="Standard">
      <style:paragraph-properties fo:text-align="center" style:justify-single-word="false"/>
      <style:text-properties fo:text-transform="uppercase" fo:color="#800080" style:font-name="Times New Roman" fo:font-size="16pt" fo:font-weight="bold" officeooo:rsid="000692ed" officeooo:paragraph-rsid="0008a792" fo:background-color="transparent" style:font-size-asian="16pt" style:font-weight-asian="bold" style:font-size-complex="16pt" style:font-weight-complex="bold"/>
    </style:style>
    <style:style style:name="P38" style:family="paragraph" style:parent-style-name="Standard">
      <style:paragraph-properties fo:line-height="115%" fo:text-align="justify" style:justify-single-word="false"/>
      <style:text-properties fo:text-transform="uppercase" fo:color="#bf0041" style:font-name="Times New Roman" fo:font-weight="bold" officeooo:paragraph-rsid="0008a792" fo:background-color="transparent" style:font-weight-asian="bold" style:font-weight-complex="bold"/>
    </style:style>
    <style:style style:name="P39" style:family="paragraph" style:parent-style-name="Standard">
      <style:paragraph-properties fo:text-align="justify" style:justify-single-word="false"/>
      <style:text-properties style:font-name="Times New Roman" officeooo:paragraph-rsid="0008a792"/>
    </style:style>
    <style:style style:name="P40" style:family="paragraph" style:parent-style-name="Standard">
      <style:paragraph-properties fo:text-align="justify" style:justify-single-word="false"/>
      <style:text-properties style:font-name="Times New Roman" officeooo:rsid="00002463" officeooo:paragraph-rsid="0008a792"/>
    </style:style>
    <style:style style:name="P41" style:family="paragraph" style:parent-style-name="Standard">
      <style:text-properties fo:font-weight="bold" officeooo:rsid="00164070" officeooo:paragraph-rsid="0008a792" style:font-weight-asian="bold" style:font-weight-complex="bold"/>
    </style:style>
    <style:style style:name="P42" style:family="paragraph" style:parent-style-name="Standard">
      <style:text-properties fo:font-weight="bold" officeooo:paragraph-rsid="0008a792" style:font-weight-asian="bold" style:font-weight-complex="bold"/>
    </style:style>
    <style:style style:name="P43" style:family="paragraph" style:parent-style-name="Standard">
      <style:paragraph-properties fo:text-align="justify" style:justify-single-word="false"/>
      <style:text-properties officeooo:rsid="00002463" officeooo:paragraph-rsid="0008a792"/>
    </style:style>
    <style:style style:name="P44" style:family="paragraph" style:parent-style-name="Standard">
      <style:paragraph-properties fo:text-align="justify" style:justify-single-word="false"/>
      <style:text-properties officeooo:rsid="000cddd1" officeooo:paragraph-rsid="0008a792"/>
    </style:style>
    <style:style style:name="P45" style:family="paragraph" style:parent-style-name="Standard">
      <style:text-properties officeooo:rsid="001147cf" officeooo:paragraph-rsid="0008a792"/>
    </style:style>
    <style:style style:name="P46" style:family="paragraph" style:parent-style-name="Standard">
      <style:text-properties officeooo:paragraph-rsid="0008a792"/>
    </style:style>
    <style:style style:name="P47" style:family="paragraph" style:parent-style-name="Standard">
      <style:text-properties officeooo:paragraph-rsid="0008a792" fo:background-color="transparent"/>
    </style:style>
    <style:style style:name="P48" style:family="paragraph" style:parent-style-name="Standard">
      <style:paragraph-properties fo:text-align="start" style:justify-single-word="false"/>
      <style:text-properties officeooo:paragraph-rsid="0008a792"/>
    </style:style>
    <style:style style:name="P49" style:family="paragraph" style:parent-style-name="Standard">
      <style:text-properties officeooo:rsid="0008a792" officeooo:paragraph-rsid="00095e85"/>
    </style:style>
    <style:style style:name="P50" style:family="paragraph" style:parent-style-name="Standard">
      <style:text-properties officeooo:paragraph-rsid="00095e85"/>
    </style:style>
    <style:style style:name="P51" style:family="paragraph" style:parent-style-name="Standard">
      <style:paragraph-properties fo:text-align="center" style:justify-single-word="false" fo:break-before="page"/>
      <style:text-properties fo:text-transform="uppercase" fo:font-size="15pt" fo:font-weight="bold" officeooo:paragraph-rsid="0008a792" style:font-size-asian="15pt" style:font-weight-asian="bold" style:font-size-complex="15pt" style:font-weight-complex="bold"/>
    </style:style>
    <style:style style:name="T1" style:family="text">
      <style:text-properties officeooo:rsid="000692ed"/>
    </style:style>
    <style:style style:name="T2" style:family="text">
      <style:text-properties fo:background-color="transparent" loext:char-shading-value="0"/>
    </style:style>
    <style:style style:name="T3" style:family="text">
      <style:text-properties officeooo:rsid="001d9e15" fo:background-color="transparent" loext:char-shading-value="0"/>
    </style:style>
    <style:style style:name="T4" style:family="text">
      <style:text-properties officeooo:rsid="00095e85" fo:background-color="transparent" loext:char-shading-value="0"/>
    </style:style>
    <style:style style:name="T5" style:family="text">
      <style:text-properties style:use-window-font-color="true" fo:font-size="15pt" style:text-underline-style="none" officeooo:rsid="0001e922" fo:background-color="#ffffff" loext:char-shading-value="0" style:font-size-asian="15pt" style:font-size-complex="15pt"/>
    </style:style>
    <style:style style:name="T6" style:family="text">
      <style:text-properties style:use-window-font-color="true" fo:font-size="15pt" style:text-underline-style="none" officeooo:rsid="000886e7" fo:background-color="#ffffff" loext:char-shading-value="0" style:font-size-asian="15pt" style:font-size-complex="15pt"/>
    </style:style>
    <style:style style:name="T7" style:family="text">
      <style:text-properties style:use-window-font-color="true" fo:background-color="transparent" loext:char-shading-value="0"/>
    </style:style>
    <style:style style:name="T8" style:family="text">
      <style:text-properties style:use-window-font-color="true" fo:font-style="italic" fo:background-color="transparent" loext:char-shading-value="0" style:font-style-asian="italic" style:font-style-complex="italic"/>
    </style:style>
    <style:style style:name="T9" style:family="text">
      <style:text-properties fo:font-variant="normal" fo:text-transform="none"/>
    </style:style>
    <style:style style:name="T10" style:family="text">
      <style:text-properties fo:font-variant="normal" fo:text-transform="none" style:use-window-font-color="true" fo:font-size="15pt" style:text-underline-style="none" officeooo:rsid="000886e7" fo:background-color="#ffffff" loext:char-shading-value="0" style:font-size-asian="15pt" style:font-size-complex="15pt"/>
    </style:style>
    <style:style style:name="T11" style:family="text">
      <style:text-properties officeooo:rsid="0027940d"/>
    </style:style>
    <style:style style:name="T12" style:family="text">
      <style:text-properties officeooo:rsid="0011c864"/>
    </style:style>
    <style:style style:name="T13" style:family="text">
      <style:text-properties style:font-name="Times New Roman"/>
    </style:style>
    <style:style style:name="T14" style:family="text">
      <style:text-properties officeooo:rsid="000b438b"/>
    </style:style>
    <style:style style:name="T15" style:family="text">
      <style:text-properties officeooo:rsid="00124228"/>
    </style:style>
    <style:style style:name="T16" style:family="text">
      <style:text-properties officeooo:rsid="00162655"/>
    </style:style>
    <style:style style:name="T17" style:family="text">
      <style:text-properties officeooo:rsid="001b6b63"/>
    </style:style>
    <style:style style:name="T18" style:family="text">
      <style:text-properties officeooo:rsid="00164070"/>
    </style:style>
    <style:style style:name="T19" style:family="text">
      <style:text-properties officeooo:rsid="00132c75"/>
    </style:style>
    <style:style style:name="T20" style:family="text">
      <style:text-properties officeooo:rsid="003c7925"/>
    </style:style>
    <style:style style:name="T21" style:family="text">
      <style:text-properties officeooo:rsid="0008a792"/>
    </style:style>
    <style:style style:name="T22" style:family="text">
      <style:text-properties officeooo:rsid="00095e85"/>
    </style:style>
    <style:style style:name="T23" style:family="text">
      <style:text-properties officeooo:rsid="000b86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itre : Le recueil des hystoires des repeus franches</text:p>
      <text:p text:style-name="P20">author : Anonyme</text:p>
      <text:p text:style-name="P20">publisher : Sorbonne Université LABEX OBVIL</text:p>
      <text:p text:style-name="P20">issued : 2019</text:p>
      <text:p text:style-name="P20">idno : http://http://obvil.sorbonne-universite.site/corpus/faceties/cote_iii-f-019</text:p>
      <text:p text:style-name="P20">source : Anonyme, Le recueil des hystoires des repeus franches, Paris, Denis Meslier, 1490, Bibliothèque du château de Chantilly, Cabinet des livres, III-F-019.</text:p>
      <text:p text:style-name="P20">created : 1490</text:p>
      <text:p text:style-name="P20">langue : <text:span text:style-name="T20">frm</text:span></text:p>
      <text:p text:style-name="P20">lieu : [premier lieu où se passe la narration]</text:p>
      <text:p text:style-name="P20"><text:span text:style-name="T7">lieu : [deuxième lieu </text:span><text:span text:style-name="Police_20_par_20_défaut"><text:span text:style-name="T8">etc</text:span></text:span><text:span text:style-name="T7">]</text:span></text:p>
      <text:p text:style-name="P20">personnage : [premier personnage, soit nom + fonction, soit nom, soit fonction (drapière, bourgeois, curé)]</text:p>
      <text:p text:style-name="P20"><text:span text:style-name="T7">personnage : [deuxième personnage, </text:span><text:span text:style-name="Police_20_par_20_défaut"><text:span text:style-name="T8">etc.</text:span></text:span><text:span text:style-name="T7">]</text:span></text:p>
      <text:p text:style-name="P47"/>
      <text:p text:style-name="Standard">&lt;front&gt;</text:p>
      <text:p text:style-name="P48"><text:span text:style-name="pb"><text:span text:style-name="T2">[f. a1r]</text:span></text:span></text:p>
      <text:p text:style-name="P19">[Titre principal]</text:p>
      <text:p text:style-name="P10">Sous-titre</text:p>
      <text:p text:style-name="P12">[CHEMIN IMAGE<text:span text:style-name="T22">]</text:span></text:p>
      <text:p text:style-name="P2">Imprimé à Blabla [front_docImprit]</text:p>
      <text:p text:style-name="P2"/>
      <text:p text:style-name="front_5f_epigraph">« ceci est un épigraphe »</text:p>
      <text:p text:style-name="P50"><text:span text:style-name="pb"><text:span text:style-name="T2">[f. a1</text:span></text:span><text:span text:style-name="pb"><text:span text:style-name="T3">v</text:span></text:span><text:span text:style-name="pb"><text:span text:style-name="T2">]</text:span></text:span><text:span text:style-name="pb"><text:span text:style-name="T4">[pb]</text:span></text:span></text:p>
      <text:p text:style-name="P47">&lt;/front&gt;</text:p>
      <text:p text:style-name="P4"><text:span text:style-name="T7">[titre de niveau 1]</text:span></text:p>
      <text:p text:style-name="P23"><text:span text:style-name="lettrine9"><text:span text:style-name="T7"><text:tab/></text:span></text:span><text:span text:style-name="lettrine9">L</text:span><text:span text:style-name="lettrine9"><text:span text:style-name="T21">[lettrine9]</text:span></text:span>orem ipsum dolor sit amet, consectetur adipiscing elit. Donec egestas lacus in sem luctus dictum. Ut erat arcu, vestibulum at congue sit amet, sagittis ac arcu. Maecenas lacinia, est sit amet tincidunt suscipit, ante sem rutrum sapien, eget malesuada arcu nisi sed ex. Vestibulum ante ipsum primis in <text:span text:style-name="style_5f_i">faucibus orci luctus</text:span><text:span text:style-name="style_5f_i"><text:span text:style-name="T22">[style_i]</text:span></text:span> et ultrices posuere cubilia Curae; Praesent arcu arcu, fringilla vitae lobortis in, facilisis imperdiet turpis. <text:span text:style-name="style_5f_sc">Morbi consectetur</text:span><text:span text:style-name="style_5f_sc"><text:span text:style-name="T22">[style_sc]</text:span></text:span> semper diam a tincidunt. Curabitur feugiat urna nisl, sit amet ullamcorper nulla dapibus sodales. <text:span text:style-name="style_5f_uc">Integer</text:span><text:span text:style-name="style_5f_uc"><text:span text:style-name="T22">[style_Uc]</text:span></text:span><text:span text:style-name="style_5f_uc"> </text:span>eget hendrerit leo. Nullam a sapien quam. Integer gravida, tellus eget facilisis rhoncus, augue ipsum ornare ex, et dignissim justo justo quis sem. Etiam ligula diam, ullamcorper at pretium non, blandit sodales odio. </text:p>
      <text:p text:style-name="cul_5f_de_5f_lampe">Mauris at libero dignissim, </text:p>
      <text:p text:style-name="cul_5f_de_5f_lampe">sagittis justo porttitor,</text:p>
      <text:p text:style-name="cul_5f_de_5f_lampe"><text:s/>finibus orci. </text:p>
      <text:p text:style-name="cul_5f_de_5f_lampe">Morbi sed </text:p>
      <text:p text:style-name="cul_5f_de_5f_lampe">euismod </text:p>
      <text:p text:style-name="P16">[cul_de_</text:p>
      <text:p text:style-name="P16">lampe parag]</text:p>
      <text:p text:style-name="P49"><text:span text:style-name="pb"><text:span text:style-name="T2">[f. a</text:span></text:span><text:span text:style-name="pb"><text:span text:style-name="T4">2</text:span></text:span><text:span text:style-name="pb"><text:span text:style-name="T3">v</text:span></text:span><text:span text:style-name="pb"><text:span text:style-name="T2">]</text:span></text:span><text:span text:style-name="pb"><text:span text:style-name="T4">[pb]</text:span></text:span></text:p>
      <text:p text:style-name="P23">Lorem ipsum dolor sit amet, consectetur adipiscing elit. Phasellus eget libero posuere, blandit erat laoreet, mattis purus. <text:span text:style-name="foreign_5f_ita">Phasellus erat </text:span><text:span text:style-name="typo_5f_orig">libe</text:span><text:span text:style-name="typo_5f_orig"><text:span text:style-name="T22">[typo_orig]</text:span></text:span><text:span text:style-name="foreign_5f_ita">ro, blandit vitae tellus</text:span><text:span text:style-name="foreign_5f_ita"><text:span text:style-name="T22">[foreign_ita]</text:span></text:span> eu, convallis aliquet purus. Nam iaculis metus turpis, et interdum arcu <text:span text:style-name="typo_5f_reg">po</text:span><text:span text:style-name="typo_5f_reg"><text:span text:style-name="T22">[typo_reg]</text:span></text:span>suere sit amet. <text:soft-page-break/>Ut <text:span text:style-name="foreign_5f_lat">lacus felis</text:span><text:span text:style-name="foreign_5f_ita"><text:span text:style-name="T22">[foreign_lat]</text:span></text:span><text:span text:style-name="foreign_5f_lat"> </text:span>, viverra vitae ornare s<text:span text:style-name="damage">e</text:span><text:span text:style-name="damage"><text:span text:style-name="T23">[damage]</text:span></text:span>d, viverra id nunc. Proin in tellus accumsan, porttitor dui ut, pellentesque nisi. In ornare fermentum elementum. Sed ullamcorper mattis ex, id tempus erat porttitor vel.</text:p>
      <text:p text:style-name="P50"><text:span text:style-name="pb"><text:span text:style-name="T2">[f. a</text:span></text:span><text:span text:style-name="pb"><text:span text:style-name="T4">3r</text:span></text:span><text:span text:style-name="pb"><text:span text:style-name="T2">]</text:span></text:span><text:span text:style-name="pb"><text:span text:style-name="T4">[pb]</text:span></text:span></text:p>
      <text:p text:style-name="titre2">[titre de niveau 2]</text:p>
      <text:p text:style-name="l"><text:span text:style-name="lettrine2">U</text:span><text:span text:style-name="lettrine2"><text:span text:style-name="T21">[lettrine2]</text:span></text:span>ous qui serches les repeues franches <text:span text:style-name="T21">[l]</text:span></text:p>
      <text:p text:style-name="P5">Et tant iours ouuriers que dimenches</text:p>
      <text:p text:style-name="P5">Naues pas plante de monnoye</text:p>
      <text:p text:style-name="P5">Affin que chascun de vous oye.</text:p>
      <text:p text:style-name="cul_5f_de_5f_lampe">Lorem ipsum dolor sit amet,</text:p>
      <text:p text:style-name="cul_5f_de_5f_lampe">Lorem ipsum dolor</text:p>
      <text:p text:style-name="P16">[cul_de_</text:p>
      <text:p text:style-name="P16">lampe l]</text:p>
      <text:p text:style-name="P16"/>
      <text:p text:style-name="P49"><text:span text:style-name="pb"><text:span text:style-name="T2">[f. a</text:span></text:span><text:span text:style-name="pb"><text:span text:style-name="T4">5r</text:span></text:span><text:span text:style-name="pb"><text:span text:style-name="T2">]</text:span></text:span><text:span text:style-name="pb"><text:span text:style-name="T4">[pb]</text:span></text:span></text:p>
      <text:p text:style-name="speaker">Speaker1</text:p>
      <text:p text:style-name="l"><text:span text:style-name="lettrine5">r</text:span>éplique du p<text:span text:style-name="T22">re</text:span>mier speaker </text:p>
      <text:p text:style-name="P6">Et tant iours ouuriers que dimenches</text:p>
      <text:p text:style-name="P6">Naues pas plante de monnoye</text:p>
      <text:p text:style-name="P6">Affin que chascun de vous oye.</text:p>
      <text:p text:style-name="P6">Et tant iours <text:span text:style-name="pc"><text:span text:style-name="T4">[pc]</text:span></text:span><text:span text:style-name="pc">« </text:span>ouuriers que dimenches</text:p>
      <text:p text:style-name="P6">Naues pas <text:span text:style-name="pc"><text:span text:style-name="T22">[pc](dit -il)[pc]</text:span></text:span><text:span text:style-name="pc"> </text:span>de monnoye<text:span text:style-name="pc"> »</text:span><text:span text:style-name="pc"><text:span text:style-name="T22">[pc]</text:span></text:span></text:p>
      <text:p text:style-name="P6">Affin que chascun de vous oye.</text:p>
      <text:p text:style-name="P6">Et tant iours ouuriers que dimenches</text:p>
      <text:p text:style-name="P6">Naues pas plante de monnoye</text:p>
      <text:p text:style-name="P6">Affin que chascun de vous oye.</text:p>
      <text:p text:style-name="speaker">Speaker<text:span text:style-name="T22">2</text:span></text:p>
      <text:p text:style-name="P8">réplique du <text:span text:style-name="T22">deuxième</text:span> speaker </text:p>
      <text:p text:style-name="P6">Et tant iours ouuriers que dimenches</text:p>
      <text:p text:style-name="P6">Naues pas plante de monnoye</text:p>
      <text:p text:style-name="P6">Affin que chascun de vous oye.</text:p>
      <text:p text:style-name="P6">Et tant iours ouuriers que dimenches</text:p>
      <text:p text:style-name="P6">Naues pas plante de monnoye</text:p>
      <text:p text:style-name="P6">Affin que chascun de vous oye.</text:p>
      <text:p text:style-name="P6">Et tant iours ouuriers que dimenches</text:p>
      <text:p text:style-name="P6">Naues pas plante de monnoye</text:p>
      <text:p text:style-name="P6">Affin que chascun de vous oye.</text:p>
      <text:p text:style-name="P51">Tableau recapitulatif</text:p>
      <text:p text:style-name="P37"/>
      <text:p text:style-name="P38"><text:span text:style-name="T5">1. </text:span><text:span text:style-name="T6">L</text:span><text:span text:style-name="T10">es styles paragraphes</text:span></text:p>
      <text:p text:style-name="P35"/>
      <table:table table:name="Tableau1" table:style-name="Tableau1">
        <table:table-column table:style-name="Tableau1.A"/>
        <table:table-column table:style-name="Tableau1.B"/>
        <table:table-row>
          <table:table-cell table:style-name="Tableau1.A1" office:value-type="string">
            <text:p text:style-name="P24">Éléments stylés</text:p>
          </table:table-cell>
          <table:table-cell table:style-name="Tableau1.B1" office:value-type="string">
            <text:p text:style-name="P24">Style paragraphe</text:p>
            <text:p text:style-name="P24"/>
          </table:table-cell>
        </table:table-row>
        <table:table-row>
          <table:table-cell table:style-name="Tableau1.A2" office:value-type="string">
            <text:p text:style-name="P25">header</text:p>
          </table:table-cell>
          <table:table-cell table:style-name="Tableau1.B2" office:value-type="string">
            <text:p text:style-name="P20">term</text:p>
          </table:table-cell>
        </table:table-row>
        <table:table-row>
          <table:table-cell table:style-name="Tableau1.A2" office:value-type="string">
            <text:p text:style-name="P46">Titre principale <text:span text:style-name="T11">du recueil<text:line-break/>(sur la page de garde)</text:span></text:p>
          </table:table-cell>
          <table:table-cell table:style-name="Tableau1.B2" office:value-type="string">
            <text:p text:style-name="P18">front_main</text:p>
          </table:table-cell>
        </table:table-row>
        <table:table-row>
          <table:table-cell table:style-name="Tableau1.A2" office:value-type="string">
            <text:p text:style-name="P26">Sous-titre d<text:span text:style-name="T12">u recueil</text:span><text:line-break/>(sur la page de garde)</text:p>
          </table:table-cell>
          <table:table-cell table:style-name="Tableau1.B2" office:value-type="string">
            <text:p text:style-name="P9"><text:span text:style-name="Police_20_par_20_défaut"><text:span text:style-name="T13">front_sub</text:span></text:span></text:p>
          </table:table-cell>
        </table:table-row>
        <table:table-row>
          <table:table-cell table:style-name="Tableau1.A2" office:value-type="string">
            <text:p text:style-name="P27">Pour les informations relatives à l’impression,</text:p>
            <text:p text:style-name="P27">lieu et imprimeur (préface)</text:p>
          </table:table-cell>
          <table:table-cell table:style-name="Tableau1.B2" office:value-type="string">
            <text:p text:style-name="P1">front_docImprint</text:p>
          </table:table-cell>
        </table:table-row>
        <table:table-row>
          <table:table-cell table:style-name="Tableau1.A2" office:value-type="string">
            <text:p text:style-name="P27">Pour l’épigraphe dans les préfaces (préface)</text:p>
          </table:table-cell>
          <table:table-cell table:style-name="Tableau1.B2" office:value-type="string">
            <text:p text:style-name="P17">front_epigraph</text:p>
          </table:table-cell>
        </table:table-row>
        <table:table-row table:style-name="Tableau1.7">
          <table:table-cell table:style-name="Tableau1.A2" office:value-type="string">
            <text:p text:style-name="P28">Titre d<text:span text:style-name="T14">u receuil</text:span></text:p>
            <text:p text:style-name="P28">(<text:span text:style-name="T1">si répété en dehors de la page de garde</text:span>)</text:p>
          </table:table-cell>
          <table:table-cell table:style-name="Tableau1.B2" office:value-type="string">
            <text:p text:style-name="P3">titre1</text:p>
          </table:table-cell>
        </table:table-row>
        <table:table-row>
          <table:table-cell table:style-name="Tableau1.A2" office:value-type="string">
            <text:p text:style-name="P29">Titre de nouvelle</text:p>
            <text:p text:style-name="P28"/>
          </table:table-cell>
          <table:table-cell table:style-name="Tableau1.B2" office:value-type="string">
            <text:p text:style-name="P14">titre2</text:p>
          </table:table-cell>
        </table:table-row>
        <table:table-row>
          <table:table-cell table:style-name="Tableau1.A2" office:value-type="string">
            <text:p text:style-name="P29">Numéro de nouvelle / Titre dans une nouvelle</text:p>
            <text:p text:style-name="P29"/>
          </table:table-cell>
          <table:table-cell table:style-name="Tableau1.B2" office:value-type="string">
            <text:p text:style-name="P13">titre3</text:p>
          </table:table-cell>
        </table:table-row>
        <table:table-row>
          <table:table-cell table:style-name="Tableau1.A2" office:value-type="string">
            <text:p text:style-name="P28">Texte en vers</text:p>
          </table:table-cell>
          <table:table-cell table:style-name="Tableau1.B2" office:value-type="string">
            <text:p text:style-name="P7">l</text:p>
          </table:table-cell>
        </table:table-row>
        <table:table-row>
          <table:table-cell table:style-name="Tableau1.A2" office:value-type="string">
            <text:p text:style-name="P28">Texte en prose</text:p>
          </table:table-cell>
          <table:table-cell table:style-name="Tableau1.B2" office:value-type="string">
            <text:p text:style-name="P22">p</text:p>
          </table:table-cell>
        </table:table-row>
        <table:table-row>
          <table:table-cell table:style-name="Tableau1.A2" office:value-type="string">
            <text:p text:style-name="P28">Pour marquer <text:span text:style-name="T15">les locuteurs</text:span></text:p>
          </table:table-cell>
          <table:table-cell table:style-name="Tableau1.B2" office:value-type="string">
            <text:p text:style-name="P21">speake<text:span text:style-name="T1">r</text:span></text:p>
          </table:table-cell>
        </table:table-row>
        <table:table-row>
          <table:table-cell table:style-name="Tableau1.A2" office:value-type="string">
            <text:p text:style-name="P30">Pour marquer la présence, à cet endroit, d’une illustration</text:p>
          </table:table-cell>
          <table:table-cell table:style-name="Tableau1.B2" office:value-type="string">
            <text:p text:style-name="P11">figure</text:p>
          </table:table-cell>
        </table:table-row>
        <table:table-row>
          <table:table-cell table:style-name="Tableau1.A2" office:value-type="string">
            <text:p text:style-name="P31">Pour marquer les cul-de-lampes</text:p>
          </table:table-cell>
          <table:table-cell table:style-name="Tableau1.B2" office:value-type="string">
            <text:p text:style-name="P15">cul_de_lampe</text:p>
          </table:table-cell>
        </table:table-row>
      </table:table>
      <text:p text:style-name="P39"/>
      <text:p text:style-name="P36">2. L<text:span text:style-name="T9">es styles caractères</text:span></text:p>
      <text:p text:style-name="P39"/>
      <table:table table:name="Tableau2" table:style-name="Tableau2">
        <table:table-column table:style-name="Tableau2.A"/>
        <table:table-column table:style-name="Tableau2.B"/>
        <table:table-row>
          <table:table-cell table:style-name="Tableau2.A1" office:value-type="string">
            <text:p text:style-name="P28">Pour numéroter les pages ou les feuillets</text:p>
          </table:table-cell>
          <table:table-cell table:style-name="Tableau2.B1" office:value-type="string">
            <text:p text:style-name="P46"><text:span text:style-name="pb">pb</text:span></text:p>
          </table:table-cell>
        </table:table-row>
        <table:table-row>
          <table:table-cell table:style-name="Tableau2.A2" table:number-columns-spanned="2" office:value-type="string">
            <text:p text:style-name="P32"/>
            <text:p text:style-name="P32">Les styles de caractères</text:p>
          </table:table-cell>
          <table:covered-table-cell/>
        </table:table-row>
        <table:table-row>
          <table:table-cell table:style-name="Tableau2.A3" office:value-type="string">
            <text:p text:style-name="P28">Pour les <text:span text:style-name="T16">passages</text:span> en majuscules</text:p>
          </table:table-cell>
          <table:table-cell table:style-name="Tableau2.A2" office:value-type="string">
            <text:p text:style-name="P46"><text:span text:style-name="style_5f_uc"><text:span text:style-name="T13">style_uc</text:span></text:span></text:p>
          </table:table-cell>
        </table:table-row>
        <table:table-row>
          <table:table-cell table:style-name="Tableau2.A3" office:value-type="string">
            <text:p text:style-name="P28">Pour les pa<text:span text:style-name="T16">ssages</text:span> en petites majuscules</text:p>
          </table:table-cell>
          <table:table-cell table:style-name="Tableau2.A2" office:value-type="string">
            <text:p text:style-name="P46"><text:span text:style-name="style_5f_sc"><text:span text:style-name="T13">style_sc</text:span></text:span></text:p>
          </table:table-cell>
        </table:table-row>
        <table:table-row>
          <table:table-cell table:style-name="Tableau2.A3" office:value-type="string">
            <text:p text:style-name="P33">Pour les passages en italique</text:p>
          </table:table-cell>
          <table:table-cell table:style-name="Tableau2.A2" office:value-type="string">
            <text:p text:style-name="P46"><text:span text:style-name="style_5f_i"><text:span text:style-name="T13">style_i</text:span></text:span></text:p>
          </table:table-cell>
        </table:table-row>
        <table:table-row>
          <table:table-cell table:style-name="Tableau2.A2" table:number-columns-spanned="2" office:value-type="string">
            <text:p text:style-name="P32"/>
            <text:p text:style-name="P32">Les coquilles typographiques</text:p>
          </table:table-cell>
          <table:covered-table-cell/>
        </table:table-row>
        <table:table-row>
          <table:table-cell table:style-name="Tableau2.A3" office:value-type="string">
            <text:p text:style-name="P39">Pour les erreurs dans le texte (orig)</text:p>
          </table:table-cell>
          <table:table-cell table:style-name="Tableau2.A2" office:value-type="string">
            <text:p text:style-name="P46"><text:span text:style-name="typo_5f_orig"><text:span text:style-name="T13">typo_orig</text:span></text:span></text:p>
          </table:table-cell>
        </table:table-row>
        <table:table-row>
          <table:table-cell table:style-name="Tableau2.A3" office:value-type="string">
            <text:p text:style-name="P39">Pour les corrections</text:p>
            <text:p text:style-name="P39"><text:soft-page-break/>(reg)</text:p>
          </table:table-cell>
          <table:table-cell table:style-name="Tableau2.A2" office:value-type="string">
            <text:p text:style-name="P46"><text:span text:style-name="typo_5f_reg"><text:span text:style-name="T13">typo_reg</text:span></text:span></text:p>
          </table:table-cell>
        </table:table-row>
        <table:table-row>
          <table:table-cell table:style-name="Tableau2.A3" office:value-type="string">
            <text:p text:style-name="P46">Pour la restitution des lettres effacées</text:p>
          </table:table-cell>
          <table:table-cell table:style-name="Tableau2.A2" office:value-type="string">
            <text:p text:style-name="P46"><text:span text:style-name="damage"><text:span text:style-name="T13">damage</text:span></text:span></text:p>
          </table:table-cell>
        </table:table-row>
        <table:table-row>
          <table:table-cell table:style-name="Tableau2.A2" table:number-columns-spanned="2" office:value-type="string">
            <text:p text:style-name="P46"/>
            <text:p text:style-name="P42">Les lettrines</text:p>
          </table:table-cell>
          <table:covered-table-cell/>
        </table:table-row>
        <table:table-row>
          <table:table-cell table:style-name="Tableau2.A11" office:value-type="string">
            <text:p text:style-name="P46">Lettrines (selon le nombre de lignes concerné<text:span text:style-name="T17">es</text:span>)</text:p>
          </table:table-cell>
          <table:table-cell table:style-name="Tableau2.B11" office:value-type="string">
            <text:p text:style-name="P43"><text:span text:style-name="lettrine2"><text:span text:style-name="T13">lettrine2</text:span></text:span></text:p>
            <text:p text:style-name="P43"><text:span text:style-name="lettrine3"><text:span text:style-name="T13">lettrine3</text:span></text:span></text:p>
            <text:p text:style-name="P43"><text:span text:style-name="lettrine4"><text:span text:style-name="T13">lettrine4</text:span></text:span></text:p>
            <text:p text:style-name="P43"><text:span text:style-name="lettrine5"><text:span text:style-name="T13">lettrine5</text:span></text:span></text:p>
            <text:p text:style-name="P43"><text:span text:style-name="lettrine6"><text:span text:style-name="T13">lettrine6</text:span></text:span></text:p>
            <text:p text:style-name="P43"><text:span text:style-name="lettrine7"><text:span text:style-name="T13">lettrine7</text:span></text:span></text:p>
            <text:p text:style-name="P43"><text:span text:style-name="lettrine8"><text:span text:style-name="T13">lettrine8</text:span></text:span></text:p>
            <text:p text:style-name="P40"><text:span text:style-name="lettrine9">lettrine9</text:span></text:p>
          </table:table-cell>
        </table:table-row>
        <table:table-row>
          <table:table-cell table:style-name="Tableau2.B11" table:number-columns-spanned="2" office:value-type="string">
            <text:p text:style-name="P41"/>
            <text:p text:style-name="P41">La ponctuation</text:p>
          </table:table-cell>
          <table:covered-table-cell/>
        </table:table-row>
        <table:table-row>
          <table:table-cell table:style-name="Tableau2.A11" office:value-type="string">
            <text:p text:style-name="P46"><text:span text:style-name="T18">Pour marquer les </text:span>guillemets et parenthèses rajoutés <text:span text:style-name="T18">dans les dialogues</text:span></text:p>
          </table:table-cell>
          <table:table-cell table:style-name="Tableau2.B11" office:value-type="string">
            <text:p text:style-name="P44"><text:span text:style-name="pc">pc</text:span></text:p>
          </table:table-cell>
        </table:table-row>
        <table:table-row>
          <table:table-cell table:style-name="Tableau2.B11" table:number-columns-spanned="2" office:value-type="string">
            <text:p text:style-name="P46"/>
            <text:p text:style-name="P42">Les ornements textuelles</text:p>
          </table:table-cell>
          <table:covered-table-cell/>
        </table:table-row>
        <table:table-row>
          <table:table-cell table:style-name="Tableau2.A11" office:value-type="string">
            <text:p text:style-name="P46">Pour les fleurons</text:p>
          </table:table-cell>
          <table:table-cell table:style-name="Tableau2.B11" office:value-type="string">
            <text:p text:style-name="P45">orn_fleuron</text:p>
          </table:table-cell>
        </table:table-row>
        <table:table-row>
          <table:table-cell table:style-name="Tableau2.B11" table:number-columns-spanned="2" office:value-type="string">
            <text:p text:style-name="P42"/>
            <text:p text:style-name="P42">Les <text:span text:style-name="T19">passages en langues étrangère</text:span></text:p>
          </table:table-cell>
          <table:covered-table-cell/>
        </table:table-row>
        <table:table-row>
          <table:table-cell table:style-name="Tableau2.A11" office:value-type="string">
            <text:p text:style-name="P46">Pour les passages en latin</text:p>
          </table:table-cell>
          <table:table-cell table:style-name="Tableau2.B11" office:value-type="string">
            <text:p text:style-name="P45"><text:span text:style-name="foreign_5f_lat">foreign-lat</text:span></text:p>
          </table:table-cell>
        </table:table-row>
        <table:table-row>
          <table:table-cell table:style-name="Tableau2.A11" office:value-type="string">
            <text:p text:style-name="P46">Pour les passages en italien</text:p>
          </table:table-cell>
          <table:table-cell table:style-name="Tableau2.B11" office:value-type="string">
            <text:p text:style-name="P45"><text:span text:style-name="foreign_5f_ita">foreign_ital</text:span></text:p>
          </table:table-cell>
        </table:table-row>
        <table:table-row>
          <table:table-cell table:style-name="Tableau2.A3" office:value-type="string">
            <text:p text:style-name="P46"/>
          </table:table-cell>
          <table:table-cell table:style-name="Tableau2.A2" office:value-type="string">
            <text:p text:style-name="P45"/>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Arial Unicode MS2"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0" draw:border="0%"/>
    <draw:hatch draw:name="Red_20_Crossed_20_45_20_Degrees" draw:display-name="Red Crossed 45 Degrees" draw:style="double" draw:color="#800000" draw:distance="0.076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term" style:family="paragraph">
      <loext:graphic-properties draw:fill="solid" draw:fill-color="#dddddd" draw:opacity="100%"/>
      <style:paragraph-properties fo:hyphenation-ladder-count="no-limit" fo:background-color="#dddddd" fo:padding="0cm" fo:border="0.26pt solid #000000" style:shadow="none"/>
      <style:text-properties style:font-name="Arial Unicode MS" fo:font-family="'Arial Unicode MS'" style:font-family-generic="swiss" style:font-pitch="variable" fo:hyphenate="false" fo:hyphenation-remain-char-count="2" fo:hyphenation-push-char-count="2"/>
    </style:style>
    <style:style style:name="front_5f_main" style:display-name="front_main" style:family="paragraph">
      <loext:graphic-properties draw:fill="none" draw:fill-color="#b4c7dc"/>
      <style:paragraph-properties fo:text-align="center" style:justify-single-word="false" fo:hyphenation-ladder-count="no-limit" fo:background-color="transparent" fo:padding="0cm" fo:border="none"/>
      <style:text-properties style:use-window-font-color="true" fo:font-size="32pt" fo:font-weight="bold" fo:background-color="transparent" style:font-size-asian="32pt" style:font-size-complex="32pt" fo:hyphenate="false" fo:hyphenation-remain-char-count="2" fo:hyphenation-push-char-count="2"/>
    </style:style>
    <style:style style:name="figure" style:family="paragraph">
      <style:paragraph-properties fo:margin-top="0cm" fo:margin-bottom="0cm" loext:contextual-spacing="false" fo:line-height="100%" fo:text-align="center" style:justify-single-word="false" fo:hyphenation-ladder-count="no-limit"/>
      <style:text-properties fo:color="#ff0000" fo:hyphenate="false" fo:hyphenation-remain-char-count="2" fo:hyphenation-push-char-count="2"/>
    </style:style>
    <style:style style:name="front_5f_sub" style:display-name="front_sub" style:family="paragraph">
      <loext:graphic-properties draw:fill="none" draw:fill-color="#ffffa6"/>
      <style:paragraph-properties fo:hyphenation-ladder-count="no-limit" fo:background-color="transparent" fo:padding="0cm" fo:border="none"/>
      <style:text-properties style:use-window-font-color="true" fo:font-size="15pt" fo:font-style="normal" fo:font-weight="bold" fo:background-color="transparent" style:font-style-asian="italic" style:font-style-complex="italic" fo:hyphenate="false" fo:hyphenation-remain-char-count="2" fo:hyphenation-push-char-count="2"/>
    </style:style>
    <style:style style:name="titre1" style:family="paragraph" style:default-outline-level="" style:list-style-name="">
      <loext:graphic-properties draw:fill="none" draw:fill-color="#e0c2cd"/>
      <style:paragraph-properties fo:text-align="center" style:justify-single-word="false" fo:background-color="transparent" fo:padding="0.049cm" fo:border="none"/>
      <style:text-properties style:use-window-font-color="true" fo:font-weight="bold"/>
    </style:style>
    <style:style style:name="l" style:family="paragraph">
      <style:paragraph-properties fo:margin-left="0.42cm" fo:margin-right="0cm" fo:margin-top="0cm" fo:margin-bottom="0cm" loext:contextual-spacing="false" fo:line-height="100%" fo:hyphenation-ladder-count="no-limit" fo:text-indent="-0.42cm" style:auto-text-indent="false" fo:padding="0.199cm" fo:border="none">
        <style:tab-stops/>
      </style:paragraph-properties>
      <style:text-properties style:font-name="Times New Roman" fo:font-family="'Times New Roman'" style:font-family-generic="roman" style:font-pitch="variable" fo:font-size="12pt" style:font-size-asian="12pt" fo:hyphenate="false" fo:hyphenation-remain-char-count="2" fo:hyphenation-push-char-count="2"/>
    </style:style>
    <style:style style:name="p" style:family="paragraph">
      <style:paragraph-properties fo:padding="0.199cm" fo:border="none"/>
    </style:style>
    <style:style style:name="titre2" style:family="paragraph">
      <loext:graphic-properties draw:fill="none" draw:fill-color="#ffd8ce"/>
      <style:paragraph-properties fo:text-align="center" style:justify-single-word="false" fo:background-color="transparent" fo:padding="0.101cm" fo:border="none"/>
      <style:text-properties style:use-window-font-color="true" fo:font-weight="bold"/>
    </style:style>
    <style:style style:name="titre3" style:family="paragraph">
      <loext:graphic-properties draw:fill="none" draw:fill-color="#fff5ce"/>
      <style:paragraph-properties fo:text-align="center" style:justify-single-word="false" fo:background-color="transparent"/>
      <style:text-properties style:use-window-font-color="true" fo:font-weight="bold"/>
    </style:style>
    <style:style style:name="Table_20_Contents" style:display-name="Table Contents" style:family="paragraph" style:parent-style-name="Standard" style:class="extra">
      <style:paragraph-properties text:number-lines="false" text:line-number="0"/>
    </style:style>
    <style:style style:name="front_5f_docImprint" style:display-name="front_docImprint" style:family="paragraph"/>
    <style:style style:name="front_5f_epigraph" style:display-name="front_epigraph" style:family="paragraph"/>
    <style:style style:name="speaker" style:family="paragraph">
      <loext:graphic-properties draw:fill="none" draw:fill-color="#a1467e" draw:fill-gradient-name="Pastel_20_Dream" draw:fill-hatch-name="Red_20_Crossed_20_45_20_Degrees" draw:fill-hatch-solid="false"/>
      <style:paragraph-properties fo:margin-left="0.42cm" fo:margin-right="0cm" fo:margin-top="0cm" fo:margin-bottom="0cm" loext:contextual-spacing="false" fo:line-height="100%" fo:hyphenation-ladder-count="no-limit" fo:text-indent="-0.42cm" style:auto-text-indent="false" fo:background-color="transparent">
        <style:tab-stops/>
      </style:paragraph-properties>
      <style:text-properties style:use-window-font-color="true" style:text-outline="false" style:font-name="Times New Roman" fo:font-family="'Times New Roman'" style:font-family-generic="roman" style:font-pitch="variable" fo:font-size="12pt" fo:text-shadow="none" fo:font-weight="bold" style:text-blinking="false" style:font-size-asian="12pt" fo:hyphenate="false" fo:hyphenation-remain-char-count="2" fo:hyphenation-push-char-count="2"/>
    </style:style>
    <style:style style:name="cul_5f_de_5f_lampe" style:display-name="cul_de_lampe" style:family="paragraph"/>
    <style:style style:name="pb" style:family="text">
      <style:text-properties style:font-name="Times New Roman" fo:font-family="'Times New Roman'" style:font-family-generic="roman" style:font-pitch="variable" fo:font-weight="bold" fo:background-color="transparent" style:font-weight-asian="bold" style:font-name-complex="Times New Roman" style:font-family-complex="'Times New Roman'" style:font-family-generic-complex="roman" style:font-pitch-complex="variable"/>
    </style:style>
    <style:style style:name="Police_20_par_20_défaut" style:display-name="Police par défaut" style:family="text"/>
    <style:style style:name="style_5f_uc" style:display-name="style_uc" style:family="text">
      <style:text-properties fo:text-transform="uppercase" style:use-window-font-color="true" fo:font-weight="normal" fo:background-color="transparent"/>
    </style:style>
    <style:style style:name="style_5f_sc" style:display-name="style_sc" style:family="text">
      <style:text-properties fo:font-variant="small-caps" style:use-window-font-color="true" fo:font-weight="normal" fo:background-color="transparent"/>
    </style:style>
    <style:style style:name="style_5f_i" style:display-name="style_i" style:family="text">
      <style:text-properties style:use-window-font-color="true" fo:font-style="italic" style:text-underline-style="none" fo:font-weight="normal" fo:background-color="transparent" style:text-overline-style="none" style:text-overline-color="font-color"/>
    </style:style>
    <style:style style:name="typo_5f_orig" style:display-name="typo_orig" style:family="text">
      <style:text-properties style:use-window-font-color="true" fo:font-weight="bold" fo:background-color="transparent"/>
    </style:style>
    <style:style style:name="typo_5f_reg" style:display-name="typo_reg" style:family="text">
      <style:text-properties style:use-window-font-color="true" fo:font-weight="bold" fo:background-color="transparent"/>
    </style:style>
    <style:style style:name="damage" style:family="text">
      <style:text-properties style:use-window-font-color="true" fo:font-weight="bold" fo:background-color="transparent"/>
    </style:style>
    <style:style style:name="lettrine2" style:family="text">
      <style:text-properties style:use-window-font-color="true" fo:font-style="normal" fo:font-weight="bold" fo:background-color="#ffffff"/>
    </style:style>
    <style:style style:name="lettrine3" style:family="text">
      <style:text-properties style:use-window-font-color="true" fo:font-weight="bold" fo:background-color="#ffffff"/>
    </style:style>
    <style:style style:name="lettrine4" style:family="text">
      <style:text-properties style:use-window-font-color="true" fo:font-weight="bold" fo:background-color="#ffffff"/>
    </style:style>
    <style:style style:name="lettrine5" style:family="text">
      <style:text-properties style:use-window-font-color="true" fo:font-weight="bold" fo:background-color="#ffffff"/>
    </style:style>
    <style:style style:name="lettrine6" style:family="text">
      <style:text-properties fo:font-variant="normal" fo:text-transform="none" style:use-window-font-color="true" fo:font-weight="bold" fo:background-color="#ffffff"/>
    </style:style>
    <style:style style:name="lettrine7" style:family="text" style:parent-style-name="lettrine5">
      <style:text-properties style:use-window-font-color="true" fo:background-color="#ffffff"/>
    </style:style>
    <style:style style:name="lettrine8" style:family="text">
      <style:text-properties style:use-window-font-color="true" fo:font-weight="bold" fo:background-color="#ffffff"/>
    </style:style>
    <style:style style:name="lettrine9" style:family="text">
      <style:text-properties style:use-window-font-color="true" fo:font-weight="bold" fo:background-color="#ffffff"/>
    </style:style>
    <style:style style:name="pc" style:family="text"/>
    <style:style style:name="foreign_5f_lat" style:display-name="foreign_lat" style:family="text"/>
    <style:style style:name="foreign_5f_ita" style:display-name="foreign_ita"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10:28:54.458130933</meta:creation-date>
    <dc:date>2019-07-12T10:51:36.739833203</dc:date>
    <meta:editing-duration>PT11M30S</meta:editing-duration>
    <meta:editing-cycles>2</meta:editing-cycles>
    <meta:generator>LibreOffice/6.1.5.2$MacOSX_X86_64 LibreOffice_project/90f8dcf33c87b3705e78202e3df5142b201bd805</meta:generator>
    <meta:document-statistic meta:table-count="2" meta:image-count="0" meta:object-count="0" meta:page-count="4" meta:paragraph-count="136" meta:word-count="688" meta:character-count="4525" meta:non-whitespace-character-count="3964"/>
  </office:meta>
</office:document-meta>
</file>